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9997" officeooo:paragraph-rsid="001f9997"/>
    </style:style>
    <style:style style:name="P2" style:family="paragraph" style:parent-style-name="Standard">
      <style:text-properties fo:color="#ce181e" officeooo:rsid="001f9997" officeooo:paragraph-rsid="001f9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S</text:p>
      <text:p text:style-name="P1"/>
      <text:p text:style-name="P2">Content access:</text:p>
      <text:p text:style-name="P1"/>
      <text:p text:style-name="Standard">Here's some unprotected content.</text:p>
      <text:p text:style-name="Standard">Anyone can see this.</text:p>
      <text:p text:style-name="Standard"/>
      <text:p text:style-name="Standard">[groups_member group="Registered"]</text:p>
      <text:p text:style-name="Standard"/>
      <text:p text:style-name="Standard">But this section is different, only registered users will see this.</text:p>
      <text:p text:style-name="Standard"/>
      <text:p text:style-name="Standard">[/groups_member]</text:p>
      <text:p text:style-name="Standard"/>
      <text:p text:style-name="Standard">Here's some more content which anyone can see.</text:p>
      <text:p text:style-name="Standard"/>
      <text:p text:style-name="Standard">[groups_member group="Premium"]</text:p>
      <text:p text:style-name="Standard"/>
      <text:p text:style-name="Standard">And this section is shown only to users in the Premium group.</text:p>
      <text:p text:style-name="Standard"/>
      <text:p text:style-name="Standard">[/groups_member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9:47:33.849139937</meta:creation-date>
    <dc:date>2019-07-31T09:50:01.255387038</dc:date>
    <meta:editing-duration>PT2M28S</meta:editing-duration>
    <meta:editing-cycles>1</meta:editing-cycles>
    <meta:document-statistic meta:table-count="0" meta:image-count="0" meta:object-count="0" meta:page-count="1" meta:paragraph-count="11" meta:word-count="48" meta:character-count="344" meta:non-whitespace-character-count="307"/>
    <meta:generator>LibreOffice/6.0.7.3$Linux_X86_64 LibreOffice_project/00m0$Build-3</meta:generator>
  </office:meta>
</office:document-meta>
</file>